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Installing git:</text:span> sudo apt-get install git-core<text:line-break/><text:span text:style-name="T2">Initializing local empty git repository:</text:span><text:span text:style-name="T3"> from your project folder </text:span><text:span text:style-name="T2">git init</text:span></text:p>
      <text:p text:style-name="Standard"><text:span text:style-name="T2">Checking the status: </text:span><text:span text:style-name="T3">git status (same as svn st)</text:span></text:p>
      <text:p text:style-name="Standard"><text:span text:style-name="T2">For adding files for versioning: </text:span><text:span text:style-name="T3">git add .</text:span><text:span text:style-name="T2"> </text:span><text:span text:style-name="T3">(works same as svn ad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1 </meta:initial-creator>
    <meta:creation-date>2012-04-03T17:16:32</meta:creation-date>
    <dc:date>2012-04-03T17:26:13</dc:date>
    <dc:creator>Admin1 </dc:creator>
    <meta:editing-duration>PT00H09M42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3" meta:word-count="39" meta:character-count="234"/>
  </office:meta>
</office:document-meta>
</file>